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  <style:text-properties officeooo:rsid="00096a22" officeooo:paragraph-rsid="00096a22"/>
    </style:style>
    <style:style style:name="P10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3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4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5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c7dc" style:font-name-asian="Times New Roman1" style:font-size-asian="12pt" style:font-weight-asian="normal" style:font-name-complex="Times New Roman1" style:font-size-complex="12pt"/>
    </style:style>
    <style:style style:name="P16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0ec7dc" officeooo:paragraph-rsid="000e52cc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officeooo:rsid="000d6780" officeooo:paragraph-rsid="000d6780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92119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color="#000000" style:text-position="0% 100%" style:font-name="Times New Roman" fo:font-size="12pt" fo:font-weight="normal" officeooo:rsid="000f6baf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00e026b"/>
    </style:style>
    <style:style style:name="T8" style:family="text">
      <style:text-properties officeooo:rsid="000ec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omas Hvizdos</text:p>
      <text:p text:style-name="P1"/>
      <text:p text:style-name="P1">873 Idaho Avenue West<text:span text:style-name="T1"><text:tab/>612-807-4669</text:span></text:p>
      <text:p text:style-name="P3">St. Paul, MN, 55117<text:span text:style-name="T1"><text:tab/></text:span><text:a xlink:type="simple" xlink:href="mailto:thohvi0194@gmail.com" text:style-name="Internet_20_link" text:visited-style-name="Visited_20_Internet_20_Link"><text:span text:style-name="T6">thohvi0194</text:span></text:a><text:a xlink:type="simple" xlink:href="mailto:thohvi0194@gmail.com" text:style-name="Internet_20_link" text:visited-style-name="Visited_20_Internet_20_Link">@gmail.com</text:a></text:p>
      <text:p text:style-name="P9">Website: <text:span text:style-name="T3">thohvi194.github.io</text:span></text:p>
      <text:p text:style-name="P3"/>
      <text:p text:style-name="P5">EDUCATION</text:p>
      <text:p text:style-name="P7">University of Minnesota</text:p>
      <text:p text:style-name="P8">Bachelor of Arts, Computer Science<text:tab/><text:tab/><text:tab/><text:tab/> <text:s text:c="7"/>Minors in English, Mathematics</text:p>
      <text:p text:style-name="P2"><text:span text:style-name="T1">GPA: 3.75/4.0<text:tab/><text:tab/><text:tab/><text:tab/><text:tab/><text:tab/></text:span> <text:s text:c="5"/><text:span text:style-name="T1">Graduated May 2016, </text:span>summa cum laude</text:p>
      <text:p text:style-name="P2"/>
      <text:p text:style-name="P2"><text:span text:style-name="T5">University of Limerick – Study Abroad Semester<text:tab/><text:tab/><text:tab/> <text:s text:c="2"/><text:tab/> <text:s text:c="7"/></text:span><text:span text:style-name="T1">Limerick, Ireland</text:span></text:p>
      <text:p text:style-name="P4"/>
      <text:p text:style-name="P6">SKILLS</text:p>
      <text:list xml:id="list8004953572208990018" text:style-name="WWNum1">
        <text:list-item>
          <text:p text:style-name="P12">Experience with C, C++, Java</text:p>
        </text:list-item>
        <text:list-item>
          <text:p text:style-name="P12">Knowledge of x86 assembly, Python, OCaml</text:p>
        </text:list-item>
        <text:list-item>
          <text:p text:style-name="P18">Understanding of software design principles: object-oriented design, modularity, information-hiding, loose coupling, design patterns, etc.</text:p>
        </text:list-item>
      </text:list>
      <text:p text:style-name="P10"/>
      <text:p text:style-name="P6">WORK EXPERIENCE</text:p>
      <text:p text:style-name="P4"><text:span text:style-name="T5">Undergraduate TA (Computer Science Department)</text:span><text:span text:style-name="T1"><text:tab/><text:tab/></text:span><text:span text:style-name="T5">University of Minnesota </text:span><text:span text:style-name="T1">September 2015 to </text:span><text:span text:style-name="T2">May 2016</text:span></text:p>
      <text:list xml:id="list5182162395425089498" text:style-name="WWNum3">
        <text:list-item>
          <text:p text:style-name="P15">Led lab sections with other TAs and guided students through practical uses of classroom concept<text:span text:style-name="T8">s.</text:span></text:p>
        </text:list-item>
        <text:list-item>
          <text:p text:style-name="P15">Met one on one with students to help them debug code and come to clearer understandings of class topics.</text:p>
        </text:list-item>
        <text:list-item>
          <text:p text:style-name="P16">Was consistently praised on anonymous student assessments of the course.</text:p>
        </text:list-item>
      </text:list>
      <text:p text:style-name="P4"/>
      <text:p text:style-name="P4"><text:span text:style-name="T5">Student Supervisor<text:tab/><text:tab/><text:tab/>University of Minnesota Parking and Transportation </text:span><text:span text:style-name="T1">December 2014 to September 2015</text:span></text:p>
      <text:list xml:id="list2634666215275181233" text:style-name="WWNum2">
        <text:list-item>
          <text:p text:style-name="P13">Responded by phone to questions and concerns, facilitating customer satisfaction and avoiding revenue loss.</text:p>
        </text:list-item>
        <text:list-item>
          <text:p text:style-name="P13">Directed reports of damaged equipment to appropriate staff, ensuring smooth operation of parking facilities.</text:p>
        </text:list-item>
        <text:list-item>
          <text:p text:style-name="P17">Performed miscellaneous clerical office tasks to <text:span text:style-name="T7">aid</text:span> productivity of the office as a whole.</text:p>
        </text:list-item>
      </text:list>
      <text:p text:style-name="P4"/>
      <text:p text:style-name="P4"><text:span text:style-name="T5">Wilderness Guide<text:tab/><text:tab/><text:tab/><text:tab/><text:tab/><text:tab/><text:tab/><text:tab/> <text:s text:c="7"/>Camp Amnicon</text:span><text:span text:style-name="T1"> June 2014 </text:span><text:span text:style-name="T4">to</text:span><text:span text:style-name="T1"> August 2014</text:span></text:p>
      <text:list xml:id="list8992332795698287831" text:style-name="WWNum4">
        <text:list-item>
          <text:p text:style-name="P14">Led junior/senior high school students on week-long canoe trips, providing a unique wilderness experience and maintaining safety.</text:p>
        </text:list-item>
        <text:list-item>
          <text:p text:style-name="P14">Facilitated group discussions on various themes, providing campers with a safe space to explore challenging issues.</text:p>
        </text:list-item>
        <text:list-item>
          <text:p text:style-name="P14">Dynamically addressed physical, logistical, and emotional problems as they arose, allowing campers to focus on learning and having f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2-28T23:08:06.623000000</dc:date>
    <meta:editing-duration>PT9M3S</meta:editing-duration>
    <meta:editing-cycles>13</meta:editing-cycles>
    <meta:document-statistic meta:table-count="0" meta:image-count="0" meta:object-count="0" meta:page-count="1" meta:paragraph-count="26" meta:word-count="256" meta:character-count="1829" meta:non-whitespace-character-count="1556"/>
  </office:meta>
</office:document-meta>
</file>